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958b" officeooo:paragraph-rsid="000b958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odeListener.cs</text:p>
      <text:p text:style-name="P1"/>
      <text:p text:style-name="P1">Description: Each and every node (when rendered) is assigned a NodeListener. The NodeListener responds to user mouse commands. The NodeListener initializes by placing listeners on each of the node’s buttons.</text:p>
      <text:p text:style-name="P1"/>
      <text:p text:style-name="P1">Attributes:</text:p>
      <text:p text:style-name="P1">idx: The index of the node (where the node’s information can be found in NodeList which is in GameController.cs)</text:p>
      <text:p text:style-name="P1"/>
      <text:p text:style-name="P1">Functions:</text:p>
      <text:p text:style-name="P1">Start()</text:p>
      <text:p text:style-name="P1">Description: initializes listeners for the node, attaching a listenr for ‘purchase’ and ‘test’ <text:s/>buttons</text:p>
      <text:p text:style-name="P1"/>
      <text:p text:style-name="P1">PurchaseNode()</text:p>
      <text:p text:style-name="P1">Description: Marks node data in NodeList[idx] as purchased and calls GameController.NodeNeighborhoodCheck(idx) wich finds the neighbors of node and marks neighbors as visible.</text:p>
      <text:p text:style-name="P1"/>
      <text:p text:style-name="P1">TestNode()</text:p>
      <text:p text:style-name="P1">Description: Tests node by generating random number. If random number is less than node’s ProbabilityToFail, then marks broken as true, tested as true. Else marks tested as tru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6T19:17:04.997987270</meta:creation-date>
    <dc:date>2018-02-26T19:23:20.293406997</dc:date>
    <meta:editing-duration>PT6M19S</meta:editing-duration>
    <meta:editing-cycles>1</meta:editing-cycles>
    <meta:document-statistic meta:table-count="0" meta:image-count="0" meta:object-count="0" meta:page-count="1" meta:paragraph-count="11" meta:word-count="119" meta:character-count="842" meta:non-whitespace-character-count="733"/>
    <meta:generator>LibreOffice/5.4.3.2$Linux_X86_64 LibreOffice_project/40m0$Build-2</meta:generator>
  </office:meta>
</office:document-meta>
</file>